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8d9c" officeooo:paragraph-rsid="00118d9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d919" officeooo:paragraph-rsid="0011d919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aplicacions de tercers a Odoo</text:p>
      <text:p text:style-name="P1"/>
      <text:p text:style-name="P2">En aquesta pràctica instal·larem aplicacions externes dins Odoo. Utilitzarem la màquina virtual on vam instal·lar Odoo mitjançant ‘Source’ en pràctiques anterior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27" meta:character-count="207" meta:non-whitespace-character-count="182"/>
  </office:meta>
</office:document-meta>
</file>